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20eb18" officeooo:paragraph-rsid="0020eb18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22c137" officeooo:paragraph-rsid="0022c137" style:font-size-asian="12pt" style:font-size-complex="12pt"/>
    </style:style>
    <style:style style:name="P3" style:family="paragraph" style:parent-style-name="Preformatted_20_Text">
      <style:text-properties officeooo:paragraph-rsid="0020eb18"/>
    </style:style>
    <style:style style:name="P4" style:family="paragraph" style:parent-style-name="Preformatted_20_Text">
      <style:text-properties style:font-name="Liberation Mono" fo:font-size="10pt" officeooo:rsid="0020eb18" officeooo:paragraph-rsid="0020eb18" style:font-size-asian="10pt" style:font-size-complex="10pt"/>
    </style:style>
    <style:style style:name="P5" style:family="paragraph" style:parent-style-name="Preformatted_20_Text">
      <style:text-properties style:font-name="Liberation Mono" fo:font-size="10pt" officeooo:paragraph-rsid="0020eb18" style:font-size-asian="10pt" style:font-size-complex="10pt"/>
    </style:style>
    <style:style style:name="P6" style:family="paragraph" style:parent-style-name="Preformatted_20_Text">
      <style:text-properties style:font-name="Liberation Mono" fo:font-size="10pt" officeooo:rsid="0022c137" officeooo:paragraph-rsid="0022c137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paragraph-rsid="0022c137" style:font-size-asian="10pt" style:font-size-complex="10pt"/>
    </style:style>
    <style:style style:name="P8" style:family="paragraph" style:parent-style-name="Standard">
      <style:text-properties officeooo:rsid="001cbdeb" officeooo:paragraph-rsid="001cbdeb"/>
    </style:style>
    <style:style style:name="P9" style:family="paragraph" style:parent-style-name="Standard">
      <style:text-properties officeooo:rsid="001cbdeb" officeooo:paragraph-rsid="001da553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da553"/>
    </style:style>
    <style:style style:name="T2" style:family="text">
      <style:text-properties fo:color="#069a2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a3d8"/>
    </style:style>
    <style:style style:name="T5" style:family="text">
      <style:text-properties style:text-underline-style="none" officeooo:rsid="0020eb18"/>
    </style:style>
    <style:style style:name="T6" style:family="text">
      <style:text-properties style:text-underline-style="none" officeooo:rsid="0020eb18" style:font-name-asian="NSimSun1" style:font-name-complex="Liberation Mono"/>
    </style:style>
    <style:style style:name="T7" style:family="text">
      <style:text-properties style:text-underline-style="none" officeooo:rsid="0022c137" style:font-name-asian="NSimSun1" style:font-name-complex="Liberation Mono"/>
    </style:style>
    <style:style style:name="T8" style:family="text">
      <style:text-properties style:text-underline-style="none" officeooo:rsid="0022c137"/>
    </style:style>
    <style:style style:name="T9" style:family="text">
      <style:text-properties officeooo:rsid="0020eb18"/>
    </style:style>
    <style:style style:name="T10" style:family="text">
      <style:text-properties style:font-name="Liberation Serif" fo:font-size="12pt" style:text-underline-style="none" style:font-size-asian="12pt" style:font-size-complex="12pt"/>
    </style:style>
    <style:style style:name="T11" style:family="text">
      <style:text-properties style:font-name="Liberation Serif" fo:font-size="12pt" style:text-underline-style="none" officeooo:rsid="0022c137" style:font-size-asian="12pt" style:font-size-complex="12pt"/>
    </style:style>
    <style:style style:name="T12" style:family="text">
      <style:text-properties style:font-name="Liberation Serif" fo:font-size="12pt" style:text-underline-style="none" officeooo:rsid="0022c137" style:font-name-asian="NSimSun1" style:font-size-asian="12pt" style:font-name-complex="Liberation Mono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fo:font-size="12pt" style:text-underline-style="none" officeooo:rsid="0022c137" style:font-size-asian="12pt" style:font-size-complex="12pt"/>
    </style:style>
    <style:style style:name="T15" style:family="text">
      <style:text-properties fo:font-size="12pt" style:text-underline-style="none" officeooo:rsid="0022c137" style:font-name-asian="NSimSun1" style:font-size-asian="12pt" style:font-name-complex="Liberation Mono" style:font-size-complex="12pt"/>
    </style:style>
    <style:style style:name="T16" style:family="text">
      <style:text-properties style:font-name="Liberation Mono" fo:font-size="10pt" style:text-underline-style="none" officeooo:rsid="0020eb18" style:font-size-asian="10pt" style:font-size-complex="10pt"/>
    </style:style>
    <style:style style:name="T17" style:family="text">
      <style:text-properties style:font-name="Liberation Mono" fo:font-size="10pt" style:text-underline-style="none" officeooo:rsid="0020eb18" style:font-name-asian="NSimSun1" style:font-size-asian="10pt" style:font-name-complex="Liberation Mono" style:font-size-complex="10pt"/>
    </style:style>
    <style:style style:name="T18" style:family="text">
      <style:text-properties officeooo:rsid="0022c1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viser pour régner </text:p>
      <text:p text:style-name="P9"><text:tab/>decouper le pb et</text:p>
      <text:p text:style-name="P9"><text:tab/>sous-traiter des morceaux </text:p>
      <text:p text:style-name="P9"><text:tab/><text:tab/>à des clones →<text:span text:style-name="T1"> recursif</text:span></text:p>
      <text:p text:style-name="P9"><text:tab/>ou </text:p>
      <text:p text:style-name="P9"><text:tab/><text:tab/>à de nouvelles fonctions/procédures qu’il faudra faire</text:p>
      <text:p text:style-name="P9"><text:span text:style-name="Source_20_Text"><text:tab/>??</text:span> ou ? ???? pas recursif </text:p>
      <text:p text:style-name="P8"><text:span text:style-name="Source_20_Text"/></text:p>
      <text:p text:style-name="P8"><text:span text:style-name="Source_20_Text"/></text:p>
      <text:p text:style-name="Preformatted_20_Text"><text:span text:style-name="Source_20_Text"><text:span text:style-name="T2">//rend vrai si tous les elt sont différents</text:span></text:span></text:p>
      <text:p text:style-name="Preformatted_20_Text"><text:span text:style-name="Source_20_Text">TousDifferents (L) : bool</text:span></text:p>
      <text:p text:style-name="Preformatted_20_Text"><text:span text:style-name="Source_20_Text"><text:span text:style-name="T2">//DPR = recursif !</text:span></text:span></text:p>
      <text:p text:style-name="Preformatted_20_Text"><text:span text:style-name="Source_20_Text"><text:tab/>Si L=[]</text:span></text:p>
      <text:p text:style-name="Preformatted_20_Text"><text:span text:style-name="Source_20_Text"><text:tab/>alors rendre vrai</text:span></text:p>
      <text:p text:style-name="Preformatted_20_Text"><text:span text:style-name="Source_20_Text"><text:tab/>sinon : rendre</text:span></text:p>
      <text:p text:style-name="Preformatted_20_Text"><text:span text:style-name="Source_20_Text"><text:tab/><text:tab/>NOT (estDans(Premier(L), Suite(L)))</text:span></text:p>
      <text:p text:style-name="Preformatted_20_Text"><text:span text:style-name="Source_20_Text"><text:tab/><text:tab/>ET tousDifferents(Suite(L))</text:span></text:p>
      <text:p text:style-name="P8"/>
      <text:p text:style-name="Preformatted_20_Text"><text:span text:style-name="Source_20_Text">E</text:span><text:span text:style-name="Source_20_Text"><text:span text:style-name="T1">stDans (x, L) : bool</text:span></text:span></text:p>
      <text:p text:style-name="Preformatted_20_Text"><text:span text:style-name="Source_20_Text">Si L=[] alors rendre faux</text:span></text:p>
      <text:p text:style-name="Preformatted_20_Text"><text:span text:style-name="Source_20_Text"><text:tab/>Sinon :</text:span></text:p>
      <text:p text:style-name="Preformatted_20_Text"><text:span text:style-name="Source_20_Text"><text:tab/><text:tab/>Si x=Premier(L) alors rendre vrai</text:span></text:p>
      <text:p text:style-name="Preformatted_20_Text"><text:span text:style-name="Source_20_Text"><text:tab/><text:tab/>Sinon rendre EstDans(x, Suite(L))</text:span></text:p>
      <text:p text:style-name="Preformatted_20_Text"><text:span text:style-name="Source_20_Text"/></text:p>
      <text:p text:style-name="P10">Diviser pour régner :</text:p>
      <text:p text:style-name="P10"/>
      <text:p text:style-name="Standard">sous-<text:span text:style-name="T9">traitant doit faire son boulot sans savoir pourquoi il le fait, l’utilisateur utilise le boulot du sous-traitant sans savoir comment il fait</text:span></text:p>
      <text:p text:style-name="Standard"/>
      <text:p text:style-name="P4">Permutations (n) → liste de liste d’entiers = la liste des permutations </text:p>
      <text:p text:style-name="P4"><text:span text:style-name="T4"><text:tab/>S</text:span><text:span text:style-name="T3">i n=0</text:span></text:p>
      <text:p text:style-name="P5"><text:span text:style-name="T5"><text:tab/></text:span><text:span text:style-name="T6">A</text:span><text:span text:style-name="T5">lors rendre [[]]</text:span></text:p>
      <text:p text:style-name="P4"><text:span text:style-name="T3"><text:tab/>Sinon </text:span></text:p>
      <text:p text:style-name="P3"><text:span text:style-name="T16"><text:tab/><text:tab/>AT</text:span><text:span text:style-name="T17">L</text:span><text:span text:style-name="T16">PL(n</text:span></text:p>
      <text:p text:style-name="P4"><text:span text:style-name="T3"><text:tab/><text:tab/>Permutations(n-1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fct ATLTP (x, liste</text:span></text:p>
      <text:p text:style-name="P4"><text:span text:style-name="T3">Si l=[]</text:span></text:p>
      <text:p text:style-name="P4"><text:span text:style-name="T3">alors rendre []</text:span></text:p>
      <text:p text:style-name="P4"><text:span text:style-name="T3">Sinon rendre concatene</text:span></text:p>
      <text:p text:style-name="P4"><text:span text:style-name="T3"><text:tab/>(ATP(x, Premier(L))</text:span></text:p>
      <text:p text:style-name="P4"><text:span text:style-name="T3"><text:tab/>ATLTP(x, Suite(L))</text:span></text:p>
      <text:p text:style-name="P1"><text:span text:style-name="T3"><text:tab/>)</text:span></text:p>
      <text:p text:style-name="P1"><text:span text:style-name="T3"/></text:p>
      <text:p text:style-name="P1"><text:span text:style-name="T3"/></text:p>
      <text:p text:style-name="P4"><text:span text:style-name="T3">concatene (L1, L2) : list</text:span></text:p>
      <text:p text:style-name="P4"><text:span text:style-name="T3">Si L1=[]</text:span></text:p>
      <text:p text:style-name="P4"><text:span text:style-name="T3">alors rendre L2</text:span></text:p>
      <text:p text:style-name="P6"><text:span text:style-name="T3">Sinon rendre ???? ajoute(Premier(L1), concatene(Suite(L1), L2))</text:span></text:p>
      <text:p text:style-name="P6"><text:span text:style-name="T3"/></text:p>
      <text:p text:style-name="P2"><text:span text:style-name="T3"/></text:p>
      <text:p text:style-name="P6"><text:span text:style-name="T3">ATP(x, L)</text:span></text:p>
      <text:p text:style-name="P6"><text:span text:style-name="T3">Si L=[]</text:span></text:p>
      <text:p text:style-name="P6"><text:span text:style-name="T3">alors rendre [x]</text:span></text:p>
      <text:p text:style-name="P7"><text:span text:style-name="T8">Sinon ajoute(ajoute(x,Premier(L)), A</text:span><text:span text:style-name="T7">ETTL</text:span><text:span text:style-name="T8">( Premier(L), ATP(x, Suite(L)))</text:span></text:p>
      <text:p text:style-name="P7"><text:span text:style-name="T8"/></text:p>
      <text:p text:style-name="P6"><text:span text:style-name="T3">AETTL (x, L)</text:span></text:p>
      <text:p text:style-name="P6"><text:span text:style-name="T3"><text:tab/>Si L=[]</text:span></text:p>
      <text:p text:style-name="P6"><text:soft-page-break/><text:span text:style-name="T3"><text:tab/>alors rendre []</text:span></text:p>
      <text:p text:style-name="P6"><text:span text:style-name="T3"><text:tab/>Sinon ajoute( ajoute(x, Premier(L)),AETTL(x,Suite(L)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11:44:50.357000000</meta:creation-date>
    <dc:date>2019-10-07T12:26:56.739000000</dc:date>
    <meta:editing-duration>PT10M16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47" meta:word-count="183" meta:character-count="1201" meta:non-whitespace-character-count="1026"/>
  </office:meta>
</office:document-meta>
</file>